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76cm"/>
    </style:style>
    <style:style style:name="Tabela1.B" style:family="table-column">
      <style:table-column-properties style:column-width="2.766cm"/>
    </style:style>
    <style:style style:name="Tabela1.C" style:family="table-column">
      <style:table-column-properties style:column-width="10.559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35cm"/>
    </style:style>
    <style:style style:name="Tabela2.B" style:family="table-column">
      <style:table-column-properties style:column-width="3.616cm"/>
    </style:style>
    <style:style style:name="Tabela2.C" style:family="table-column">
      <style:table-column-properties style:column-width="10.035cm"/>
    </style:style>
    <style:style style:name="Tabela2.A1" style:family="table-cell">
      <style:table-cell-properties style:vertical-align="middle" fo:padding="0.049cm" fo:border="0.0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663cm"/>
    </style:style>
    <style:style style:name="Tabela3.B" style:family="table-column">
      <style:table-column-properties style:column-width="2.701cm"/>
    </style:style>
    <style:style style:name="Tabela3.C" style:family="table-column">
      <style:table-column-properties style:column-width="11.636cm"/>
    </style:style>
    <style:style style:name="Tabela3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47cm" style:contextual-spacing="false" fo:line-height="114%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Table_20_Contents">
      <style:paragraph-properties fo:margin-top="0cm" fo:margin-bottom="0.247cm" style:contextual-spacing="false" fo:line-height="114%"/>
    </style:style>
    <style:style style:name="P4" style:family="paragraph" style:parent-style-name="Table_20_Contents">
      <style:paragraph-properties fo:margin-top="0cm" fo:margin-bottom="0cm" style:contextual-spacing="false" fo:line-height="114%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6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7" style:family="paragraph" style:parent-style-name="Table_20_Contents">
      <style:paragraph-properties fo:margin-top="0cm" fo:margin-bottom="0cm" style:contextual-spacing="false" fo:line-height="114%"/>
      <style:text-properties style:font-name="Google Sans Tex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tyle="italic"/>
    </style:style>
    <style:style style:name="T5" style:family="text">
      <style:text-properties style:font-name="Google Sans Text" style:font-name-asian="Google Sans Text" style:font-name-complex="Google Sans Text"/>
    </style:style>
    <style:style style:name="T6" style:family="text">
      <style:text-properties fo:font-style="italic"/>
    </style:style>
    <style:style style:name="T7" style:family="text">
      <style:text-properties style:font-name="Google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ara <text:span text:style-name="T1">melhorar</text:span> o projeto de RPA com base nos documentos de esqueleto e formulário UiPath fornecidos, o foco deve ser na robustez, no tratamento de erros e na modularização das etapas (melas práticas de UiPath).</text:p>
      <text:p text:style-name="P9">O "esqueleto" que você forneceu é um excelente ponto de partida. A melhoria consiste em transformar esse esqueleto em um fluxo de trabalho (workflow) de produção, adicionando a lógica de tratamento de erros e de <text:span text:style-name="T6">backoff</text:span> progressivo, conforme demonstrado no código React/TypeScript.</text:p>
      <text:h text:style-name="P1" text:outline-level="2">🚀 <text:span text:style-name="T7">Melhoria do Fluxo de RPA (UiPath)</text:span></text:h>
      <text:p text:style-name="P9">A melhoria será aplicada em três áreas principais: <text:span text:style-name="T1">Preparação</text:span>, <text:span text:style-name="T1">Polling</text:span> (o gargalo da integração) e <text:span text:style-name="T1">Finalização/Artefatos</text:span>.</text:p>
      <text:p text:style-name="Horizontal_20_Line"/>
      <text:h text:style-name="P2" text:outline-level="3">Etapa 1: Inicialização e Preparação</text:h>
      <text:p text:style-name="P9">Esta etapa garante a segurança e a rastreabilidade (práticas essenciais para automações de produção)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024855709216">
            <table:table-cell table:style-name="Tabela1.A1" office:value-type="string">
              <text:p text:style-name="P4"><text:span text:style-name="Strong_20_Emphasis"><text:span text:style-name="T2">Ação</text:span></text:span></text:p>
            </table:table-cell>
            <table:table-cell table:style-name="Tabela1.A1" office:value-type="string">
              <text:p text:style-name="P4"><text:span text:style-name="Strong_20_Emphasis"><text:span text:style-name="T2">Atividade (UiPath)</text:span></text:span></text:p>
            </table:table-cell>
            <table:table-cell table:style-name="Tabela1.A1" office:value-type="string">
              <text:p text:style-name="P4"><text:span text:style-name="Strong_20_Emphasis"><text:span text:style-name="T2">Detalhe da Melhoria</text:span></text:span></text:p>
            </table:table-cell>
          </table:table-row>
        </table:table-header-rows>
        <table:table-row table:style-name="TableLine2024855709216">
          <table:table-cell table:style-name="Tabela1.A1" office:value-type="string">
            <text:p text:style-name="P5">1. Segurança</text:p>
          </table:table-cell>
          <table:table-cell table:style-name="Tabela1.A1" office:value-type="string">
            <text:p text:style-name="P5">Get Asset</text:p>
          </table:table-cell>
          <table:table-cell table:style-name="Tabela1.A1" office:value-type="string">
            <text:p text:style-name="P3"><text:span text:style-name="T2">Busque o </text:span><text:span text:style-name="Source_20_Text"><text:span text:style-name="T3">EIAH_API_TOKEN</text:span></text:span><text:span text:style-name="T2"> diretamente do </text:span><text:span text:style-name="T3">Orchestrator</text:span><text:span text:style-name="T2"> para maior segurança.</text:span></text:p>
          </table:table-cell>
        </table:table-row>
        <table:table-row table:style-name="TableLine2024855709216">
          <table:table-cell table:style-name="Tabela1.A1" office:value-type="string">
            <text:p text:style-name="P5">2. Rastreabilidade</text:p>
          </table:table-cell>
          <table:table-cell table:style-name="Tabela1.A1" office:value-type="string">
            <text:p text:style-name="P5">Assign</text:p>
          </table:table-cell>
          <table:table-cell table:style-name="Tabela1.A1" office:value-type="string">
            <text:p text:style-name="P3"><text:span text:style-name="T2">Se o robô estiver processando uma fila (melhor prática), defina </text:span><text:span text:style-name="Source_20_Text"><text:span text:style-name="T2">correlationId</text:span></text:span><text:span text:style-name="T2"> como </text:span><text:span text:style-name="Source_20_Text"><text:span text:style-name="T3">"RPA-" + in_QueueItem.SpecificContent("ID_Fatura").ToString()</text:span></text:span><text:span text:style-name="T2"> (ou a referência do item da fila).</text:span></text:p>
          </table:table-cell>
        </table:table-row>
        <table:table-row table:style-name="TableLine2024855709216">
          <table:table-cell table:style-name="Tabela1.A1" office:value-type="string">
            <text:p text:style-name="P5">3. Conversão de Arquivos</text:p>
          </table:table-cell>
          <table:table-cell table:style-name="Tabela1.A1" office:value-type="string">
            <text:p text:style-name="P6"><text:span text:style-name="T1">Invoke Code</text:span> (ou <text:span text:style-name="T1">For Each File</text:span>)</text:p>
          </table:table-cell>
          <table:table-cell table:style-name="Tabela1.A1" office:value-type="string">
            <text:p text:style-name="P3"><text:span text:style-name="T4">Não pule esta etapa!</text:span><text:span text:style-name="T2"> Para cada arquivo a ser enviado, use código .NET para: 1. Ler o arquivo binário. 2. Converter para Base64. 3. Montar a </text:span><text:span text:style-name="T4">string</text:span><text:span text:style-name="T2"> JSON </text:span><text:span text:style-name="Source_20_Text"><text:span text:style-name="T3">input.files</text:span></text:span><text:span text:style-name="T2">.</text:span></text:p>
          </table:table-cell>
        </table:table-row>
        <table:table-row table:style-name="TableLine2024855709216">
          <table:table-cell table:style-name="Tabela1.A1" office:value-type="string">
            <text:p text:style-name="P5">4. Iniciar Run</text:p>
          </table:table-cell>
          <table:table-cell table:style-name="Tabela1.A1" office:value-type="string">
            <text:p text:style-name="P5">HTTP Request (POST)</text:p>
          </table:table-cell>
          <table:table-cell table:style-name="Tabela1.A1" office:value-type="string">
            <text:p text:style-name="P6">Encapsule esta atividade em um bloco <text:span text:style-name="T1">Try Catch</text:span> para capturar erros de rede, autenticação (401) ou validação (400) <text:span text:style-name="T1">imediatamente</text:span> antes de iniciar o <text:span text:style-name="T6">polling</text:span>.</text:p>
          </table:table-cell>
        </table:table-row>
        <table:table-row table:style-name="TableLine2024855709216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3"><text:span text:style-name="T3">Saída:</text:span><text:span text:style-name="T2"> Armazenar </text:span><text:span text:style-name="Source_20_Text"><text:span text:style-name="T2">runId</text:span></text:span><text:span text:style-name="T2"> e inicializar </text:span><text:span text:style-name="Source_20_Text"><text:span text:style-name="T2">keepPolling = True</text:span></text:span><text:span text:style-name="T2">.</text:span></text:p>
          </table:table-cell>
        </table:table-row>
      </table:table>
      <text:p text:style-name="Horizontal_20_Line"/>
      <text:h text:style-name="P2" text:outline-level="3">Etapa 2: Monitoramento Assíncrono (Polling com Backoff Progressivo)</text:h>
      <text:p text:style-name="P9">Esta é a principal melhoria, adaptando a lógica de <text:span text:style-name="T6">backoff</text:span> do código TypeScript para o UiPath para evitar sobrecarregar a API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ext:soft-page-break/>
          <table:table-row table:style-name="TableLine2024858614992">
            <table:table-cell table:style-name="Tabela2.A1" office:value-type="string">
              <text:p text:style-name="P4"><text:span text:style-name="Strong_20_Emphasis"><text:span text:style-name="T2">Ação</text:span></text:span></text:p>
            </table:table-cell>
            <table:table-cell table:style-name="Tabela2.A1" office:value-type="string">
              <text:p text:style-name="P4"><text:span text:style-name="Strong_20_Emphasis"><text:span text:style-name="T2">Atividade (UiPath)</text:span></text:span></text:p>
            </table:table-cell>
            <table:table-cell table:style-name="Tabela2.A1" office:value-type="string">
              <text:p text:style-name="P4"><text:span text:style-name="Strong_20_Emphasis"><text:span text:style-name="T2">Detalhe da Melhoria</text:span></text:span></text:p>
            </table:table-cell>
          </table:table-row>
        </table:table-header-rows>
        <table:table-row table:style-name="TableLine2024858614992">
          <table:table-cell table:style-name="Tabela2.A1" office:value-type="string">
            <text:p text:style-name="P5">1. Loop Principal</text:p>
          </table:table-cell>
          <table:table-cell table:style-name="Tabela2.A1" office:value-type="string">
            <text:p text:style-name="P5">Do While</text:p>
          </table:table-cell>
          <table:table-cell table:style-name="Tabela2.A1" office:value-type="string">
            <text:p text:style-name="P3"><text:span text:style-name="T3">Condição:</text:span><text:span text:style-name="T2"> </text:span><text:span text:style-name="Source_20_Text"><text:span text:style-name="T2">keepPolling = True</text:span></text:span><text:span text:style-name="T2">.</text:span></text:p>
          </table:table-cell>
        </table:table-row>
        <table:table-row table:style-name="TableLine2024858614992">
          <table:table-cell table:style-name="Tabela2.A1" office:value-type="string">
            <text:p text:style-name="P5">2. Contagem</text:p>
          </table:table-cell>
          <table:table-cell table:style-name="Tabela2.A1" office:value-type="string">
            <text:p text:style-name="P5">Assign</text:p>
          </table:table-cell>
          <table:table-cell table:style-name="Tabela2.A1" office:value-type="string">
            <text:p text:style-name="P3"><text:span text:style-name="Source_20_Text"><text:span text:style-name="T3">pollCount = pollCount + 1</text:span></text:span><text:span text:style-name="T2"> (Inicie </text:span><text:span text:style-name="Source_20_Text"><text:span text:style-name="T2">pollCount</text:span></text:span><text:span text:style-name="T2"> como 0).</text:span></text:p>
          </table:table-cell>
        </table:table-row>
        <table:table-row table:style-name="TableLine2024858614992">
          <table:table-cell table:style-name="Tabela2.A1" office:value-type="string">
            <text:p text:style-name="P5">3. Requisição</text:p>
          </table:table-cell>
          <table:table-cell table:style-name="Tabela2.A1" office:value-type="string">
            <text:p text:style-name="P3"><text:span text:style-name="T3">HTTP Request (GET) </text:span><text:span text:style-name="Source_20_Text"><text:span text:style-name="T3">/events</text:span></text:span></text:p>
          </table:table-cell>
          <table:table-cell table:style-name="Tabela2.A1" office:value-type="string">
            <text:p text:style-name="P6">Encapusule em <text:span text:style-name="T1">Try Catch</text:span> para isolar falhas de rede durante o monitoramento.</text:p>
          </table:table-cell>
        </table:table-row>
        <table:table-row table:style-name="TableLine2024858614992">
          <table:table-cell table:style-name="Tabela2.A1" office:value-type="string">
            <text:p text:style-name="P5">4. Checagem de Status</text:p>
          </table:table-cell>
          <table:table-cell table:style-name="Tabela2.A1" office:value-type="string">
            <text:p text:style-name="P5">If / Deserialize JSON Array</text:p>
          </table:table-cell>
          <table:table-cell table:style-name="Tabela2.A1" office:value-type="string">
            <text:p text:style-name="P3"><text:span text:style-name="T2">Use a condição de término já detalhada nos seus documentos (</text:span><text:span text:style-name="Source_20_Text"><text:span text:style-name="T2">run.completed</text:span></text:span><text:span text:style-name="T2">, </text:span><text:span text:style-name="Source_20_Text"><text:span text:style-name="T2">succeeded</text:span></text:span><text:span text:style-name="T2"> ou </text:span><text:span text:style-name="Source_20_Text"><text:span text:style-name="T2">failed</text:span></text:span><text:span text:style-name="T2">).</text:span></text:p>
          </table:table-cell>
        </table:table-row>
        <table:table-row table:style-name="TableLine2024858614992">
          <table:table-cell table:style-name="Tabela2.A1" office:value-type="string">
            <text:p text:style-name="P5">5. Implementar Backoff</text:p>
          </table:table-cell>
          <table:table-cell table:style-name="Tabela2.A1" office:value-type="string">
            <text:p text:style-name="P5">Assign + Delay</text:p>
          </table:table-cell>
          <table:table-cell table:style-name="Tabela2.A1" office:value-type="string">
            <text:p text:style-name="P3"><text:span text:style-name="T3">Dentro</text:span><text:span text:style-name="T2"> do </text:span><text:span text:style-name="Source_20_Text"><text:span text:style-name="T2">Else</text:span></text:span><text:span text:style-name="T2"> (se o run </text:span><text:span text:style-name="T3">NÃO</text:span><text:span text:style-name="T2"> terminou), calcule o </text:span><text:span text:style-name="T4">delay</text:span><text:span text:style-name="T2"> progressivo. </text:span></text:p>
            <text:p text:style-name="P3"/>
            <text:p text:style-name="P7">Exemplo de lógica (VB.NET): </text:p>
            <text:p text:style-name="P3"/>
            <text:p text:style-name="P3"><text:span text:style-name="Source_20_Text"><text:span text:style-name="T3">currentDelay = Math.Min(10, 3 + (pollCount * 0.5))</text:span></text:span><text:span text:style-name="T2"> </text:span></text:p>
            <text:p text:style-name="P3"/>
            <text:p text:style-name="P3"><text:span text:style-name="T3">Delay:</text:span><text:span text:style-name="T2"> Use uma variável de tempo (ex: </text:span><text:span text:style-name="Source_20_Text"><text:span text:style-name="T2">TimeSpan.FromSeconds(currentDelay)</text:span></text:span><text:span text:style-name="T2">).</text:span></text:p>
          </table:table-cell>
        </table:table-row>
        <table:table-row table:style-name="TableLine2024858614992">
          <table:table-cell table:style-name="Tabela2.A1" office:value-type="string">
            <text:p text:style-name="P5">6. Erro no Polling</text:p>
          </table:table-cell>
          <table:table-cell table:style-name="Tabela2.A1" office:value-type="string">
            <text:p text:style-name="P5">Catch</text:p>
          </table:table-cell>
          <table:table-cell table:style-name="Tabela2.A1" office:value-type="string">
            <text:p text:style-name="P3"><text:span text:style-name="T2">Se o </text:span><text:span text:style-name="Source_20_Text"><text:span text:style-name="T2">GET /events</text:span></text:span><text:span text:style-name="T2"> falhar, defina </text:span><text:span text:style-name="Source_20_Text"><text:span text:style-name="T2">keepPolling = False</text:span></text:span><text:span text:style-name="T2"> e lance um erro para a exceção ser tratada no nível superior.</text:span></text:p>
          </table:table-cell>
        </table:table-row>
      </table:table>
      <text:p text:style-name="Horizontal_20_Line"/>
      <text:h text:style-name="P2" text:outline-level="3">Etapa 3: Finalização e Download de Artefatos</text:h>
      <text:p text:style-name="P9">Esta etapa transforma o JSON de resultado em entregáveis práticos (arquivos no disco).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leLine2024858623344">
            <table:table-cell table:style-name="Tabela3.A1" office:value-type="string">
              <text:p text:style-name="P4"><text:span text:style-name="Strong_20_Emphasis"><text:span text:style-name="T2">Ação</text:span></text:span></text:p>
            </table:table-cell>
            <table:table-cell table:style-name="Tabela3.A1" office:value-type="string">
              <text:p text:style-name="P4"><text:span text:style-name="Strong_20_Emphasis"><text:span text:style-name="T2">Atividade (UiPath)</text:span></text:span></text:p>
            </table:table-cell>
            <table:table-cell table:style-name="Tabela3.A1" office:value-type="string">
              <text:p text:style-name="P4"><text:span text:style-name="Strong_20_Emphasis"><text:span text:style-name="T2">Detalhe da Melhoria</text:span></text:span></text:p>
            </table:table-cell>
          </table:table-row>
        </table:table-header-rows>
        <table:table-row table:style-name="TableLine2024858623344">
          <table:table-cell table:style-name="Tabela3.A1" office:value-type="string">
            <text:p text:style-name="P5">1. Resultado Final</text:p>
          </table:table-cell>
          <table:table-cell table:style-name="Tabela3.A1" office:value-type="string">
            <text:p text:style-name="P3"><text:span text:style-name="T3">HTTP Request (GET) </text:span><text:span text:style-name="Source_20_Text"><text:span text:style-name="T3">/runId</text:span></text:span></text:p>
          </table:table-cell>
          <table:table-cell table:style-name="Tabela3.A1" office:value-type="string">
            <text:p text:style-name="P3"><text:span text:style-name="T2">Obtém o </text:span><text:span text:style-name="Source_20_Text"><text:span text:style-name="T2">runObj</text:span></text:span><text:span text:style-name="T2"> (JSON completo).</text:span></text:p>
          </table:table-cell>
        </table:table-row>
        <table:table-row table:style-name="TableLine2024858623344">
          <table:table-cell table:style-name="Tabela3.A1" office:value-type="string">
            <text:p text:style-name="P5">2. Verificação de Falha</text:p>
          </table:table-cell>
          <table:table-cell table:style-name="Tabela3.A1" office:value-type="string">
            <text:p text:style-name="P5">If</text:p>
          </table:table-cell>
          <table:table-cell table:style-name="Tabela3.A1" office:value-type="string">
            <text:p text:style-name="P3"><text:span text:style-name="T2">Verifique </text:span><text:span text:style-name="Source_20_Text"><text:span text:style-name="T2">runObj("status").ToString() = "failed"</text:span></text:span><text:span text:style-name="T2">. Se for </text:span><text:span text:style-name="Source_20_Text"><text:span text:style-name="T2">True</text:span></text:span><text:span text:style-name="T2">, use </text:span><text:span text:style-name="T3">Throw</text:span><text:span text:style-name="T2"> para lançar uma exceção de negócio, registrando a </text:span><text:span text:style-name="Source_20_Text"><text:span text:style-name="T2">error.message</text:span></text:span><text:span text:style-name="T2"> para o Orchestrator (melhor que apenas logar).</text:span></text:p>
          </table:table-cell>
        </table:table-row>
        <table:table-row table:style-name="TableLine2024858623344">
          <table:table-cell table:style-name="Tabela3.A1" office:value-type="string">
            <text:p text:style-name="P5">3. Iterar Artefatos</text:p>
          </table:table-cell>
          <table:table-cell table:style-name="Tabela3.A1" office:value-type="string">
            <text:p text:style-name="P5">For Each JObject</text:p>
          </table:table-cell>
          <table:table-cell table:style-name="Tabela3.A1" office:value-type="string">
            <text:p text:style-name="P3"><text:span text:style-name="T2">Loop sobre a lista </text:span><text:span text:style-name="Source_20_Text"><text:span text:style-name="T2">runObj("output")("artifacts")</text:span></text:span><text:span text:style-name="T2">.</text:span></text:p>
          </table:table-cell>
        </table:table-row>
        <text:soft-page-break/>
        <table:table-row table:style-name="TableLine2024858623344">
          <table:table-cell table:style-name="Tabela3.A1" office:value-type="string">
            <text:p text:style-name="P5">4. Download (Binário)</text:p>
          </table:table-cell>
          <table:table-cell table:style-name="Tabela3.A1" office:value-type="string">
            <text:p text:style-name="P3"><text:span text:style-name="T3">HTTP Request (GET) para </text:span><text:span text:style-name="Source_20_Text"><text:span text:style-name="T3">artifact("url")</text:span></text:span></text:p>
          </table:table-cell>
          <table:table-cell table:style-name="Tabela3.A1" office:value-type="string">
            <text:p text:style-name="P3"><text:span text:style-name="T2">Defina a </text:span><text:span text:style-name="T3">Saída</text:span><text:span text:style-name="T2"> (Propriedade </text:span><text:span text:style-name="Source_20_Text"><text:span text:style-name="T2">Resource</text:span></text:span><text:span text:style-name="T2">) como </text:span><text:span text:style-name="Source_20_Text"><text:span text:style-name="T2">responseArtifact</text:span></text:span><text:span text:style-name="T2"> (Tipo: </text:span><text:span text:style-name="Source_20_Text"><text:span text:style-name="T2">UiPath.Web.Activities.Models.HttpResponse</text:span></text:span><text:span text:style-name="T2">). </text:span><text:span text:style-name="T3">Não</text:span><text:span text:style-name="T2"> defina o corpo de resposta como </text:span><text:span text:style-name="T4">string</text:span><text:span text:style-name="T2">.</text:span></text:p>
          </table:table-cell>
        </table:table-row>
        <table:table-row table:style-name="TableLine2024858623344">
          <table:table-cell table:style-name="Tabela3.A1" office:value-type="string">
            <text:p text:style-name="P5">5. Salvar Artefato</text:p>
          </table:table-cell>
          <table:table-cell table:style-name="Tabela3.A1" office:value-type="string">
            <text:p text:style-name="P5">Write to File</text:p>
          </table:table-cell>
          <table:table-cell table:style-name="Tabela3.A1" office:value-type="string">
            <text:p text:style-name="P3"><text:span text:style-name="T2">Use </text:span><text:span text:style-name="Source_20_Text"><text:span text:style-name="T2">responseArtifact.Resource</text:span></text:span><text:span text:style-name="T2"> como o conteúdo. Isso garante que o </text:span><text:span text:style-name="T3">conteúdo binário</text:span><text:span text:style-name="T2"> (PDF, JPG) ou texto (TXT, JSON) seja salvo corretamente, conforme sugerido nos seus documentos.</text:span></text:p>
          </table:table-cell>
        </table:table-row>
        <table:table-row table:style-name="TableLine2024858623344">
          <table:table-cell table:style-name="Tabela3.A1" office:value-type="string">
            <text:p text:style-name="P5">6. Conclusão</text:p>
          </table:table-cell>
          <table:table-cell table:style-name="Tabela3.A1" office:value-type="string">
            <text:p text:style-name="P5">Log Message</text:p>
          </table:table-cell>
          <table:table-cell table:style-name="Tabela3.A1" office:value-type="string">
            <text:p text:style-name="P3"><text:span text:style-name="T2">Registre o </text:span><text:span text:style-name="Source_20_Text"><text:span text:style-name="T2">runId</text:span></text:span><text:span text:style-name="T2"> e os dados de custo (</text:span><text:span text:style-name="Source_20_Text"><text:span text:style-name="T2">runObj("billing")</text:span></text:span><text:span text:style-name="T2">) no log final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8:37:00.469000000</meta:creation-date>
    <dc:date>2025-11-08T08:37:42.147000000</dc:date>
    <meta:editing-duration>PT41S</meta:editing-duration>
    <meta:editing-cycles>1</meta:editing-cycles>
    <meta:document-statistic meta:table-count="3" meta:image-count="0" meta:object-count="0" meta:page-count="3" meta:paragraph-count="71" meta:word-count="552" meta:character-count="3644" meta:non-whitespace-character-count="3160"/>
    <meta:generator>LibreOffice/7.3.2.2$Windows_X86_64 LibreOffice_project/49f2b1bff42cfccbd8f788c8dc32c1c309559be0</meta:generator>
  </office:meta>
</office:document-meta>
</file>